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1.624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fo:font-weight="bold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fo:font-weight="bold"/>
    </style:style>
    <style:style style:name="ce8" style:family="table-cell" style:parent-style-name="Default">
      <style:text-properties fo:font-weight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justify" fo:margin-left="0cm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justify" fo:margin-left="0cm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  <style:text-properties fo:font-weight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 style:data-style-name="N11">
      <style:table-cell-properties fo:border="none"/>
      <style:text-properties fo:font-weight="bold"/>
    </style:style>
    <style:style style:name="ce19" style:family="table-cell" style:parent-style-name="Default">
      <style:table-cell-properties fo:border="none"/>
      <style:text-properties fo:font-weight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Crypt Benchmark</text:p>
          </table:table-cell>
          <table:table-cell table:style-name="ce4" office:value-type="string" table:number-columns-spanned="3" table:number-rows-spanned="1">
            <text:p>Exception sites</text:p>
          </table:table-cell>
          <table:covered-table-cell table:style-name="ce9"/>
          <table:covered-table-cell table:style-name="ce11"/>
          <table:table-cell table:style-name="ce4" office:value-type="string" table:number-columns-spanned="3" table:number-rows-spanned="1">
            <text:p>Memory footprint</text:p>
          </table:table-cell>
          <table:covered-table-cell table:style-name="ce14"/>
          <table:covered-table-cell table:style-name="ce15"/>
          <table:table-cell table:number-columns-repeated="3"/>
          <table:table-cell table:style-name="ce22"/>
          <table:table-cell table:style-name="ce20"/>
          <table:table-cell table:style-name="ce23"/>
        </table:table-row>
        <table:table-row table:style-name="ro1">
          <table:table-cell table:style-name="ce2" office:value-type="string">
            <text:p>Method</text:p>
          </table:table-cell>
          <table:table-cell table:style-name="ce5" office:value-type="string">
            <text:p>AOT</text:p>
          </table:table-cell>
          <table:table-cell table:style-name="ce10" office:value-type="string">
            <text:p>JCVM</text:p>
          </table:table-cell>
          <table:table-cell table:style-name="ce12" office:value-type="string">
            <text:p>P.AOT</text:p>
          </table:table-cell>
          <table:table-cell table:style-name="ce5" office:value-type="string">
            <text:p>Bytecode</text:p>
          </table:table-cell>
          <table:table-cell table:style-name="ce10" office:value-type="string">
            <text:p>Non-optimized</text:p>
          </table:table-cell>
          <table:table-cell table:style-name="ce12" office:value-type="string">
            <text:p>Optimized</text:p>
          </table:table-cell>
          <table:table-cell table:number-columns-repeated="3"/>
          <table:table-cell table:style-name="ce21" table:number-columns-repeated="3"/>
        </table:table-row>
        <table:table-row table:style-name="ro1">
          <table:table-cell table:style-name="ce3" office:value-type="string">
            <text:p>Total</text:p>
          </table:table-cell>
          <table:table-cell table:style-name="ce6" office:value-type="float" office:value="190">
            <text:p>190</text:p>
          </table:table-cell>
          <table:table-cell table:style-name="ce7" office:value-type="float" office:value="79">
            <text:p>79</text:p>
          </table:table-cell>
          <table:table-cell table:style-name="ce13" office:value-type="float" office:value="1">
            <text:p>1</text:p>
          </table:table-cell>
          <table:table-cell table:style-name="ce5" office:value-type="float" office:value="1256">
            <text:p>1256</text:p>
          </table:table-cell>
          <table:table-cell table:style-name="ce7" office:value-type="float" office:value="5330">
            <text:p>5330</text:p>
          </table:table-cell>
          <table:table-cell table:style-name="ce13" office:value-type="float" office:value="1592">
            <text:p>1592</text:p>
          </table:table-cell>
          <table:table-cell table:style-name="ce16" table:formula="oooc:=[.F4]/[.E4]" office:value-type="percentage" office:value="4.24363057324841">
            <text:p>424,36%</text:p>
          </table:table-cell>
          <table:table-cell table:style-name="ce18" table:formula="oooc:=[.G4]/[.E4]" office:value-type="percentage" office:value="1.26751592356688">
            <text:p>126,75%</text:p>
          </table:table-cell>
          <table:table-cell table:style-name="ce19" table:number-columns-repeated="4"/>
        </table:table-row>
        <table:table-row table:style-name="ro1">
          <table:table-cell table:number-columns-repeated="9"/>
          <table:table-cell table:style-name="ce20"/>
          <table:table-cell table:style-name="ce23"/>
          <table:table-cell table:style-name="ce20"/>
          <table:table-cell table:style-name="ce23"/>
        </table:table-row>
        <table:table-row table:style-name="ro1">
          <table:table-cell office:value-type="string">
            <text:p>PRIM_ELEMENTS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string">
            <text:p>Code size</text:p>
          </table:table-cell>
          <table:table-cell office:value-type="string">
            <text:p>JML size</text:p>
          </table:table-cell>
          <table:table-cell office:value-type="string">
            <text:p>%</text:p>
          </table:table-cell>
          <table:table-cell table:number-columns-repeated="2"/>
          <table:table-cell table:style-name="ce21" table:number-columns-repeated="4"/>
        </table:table-row>
        <table:table-row table:style-name="ro1">
          <table:table-cell office:value-type="string">
            <text:p>REF_ELEMEN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13">
            <text:p>4113</text:p>
          </table:table-cell>
          <table:table-cell office:value-type="float" office:value="1882">
            <text:p>1882</text:p>
          </table:table-cell>
          <table:table-cell table:style-name="ce16" table:formula="oooc:=[.F7]/[.E7]" office:value-type="percentage" office:value="0.457573547289083">
            <text:p>45,76%</text:p>
          </table:table-cell>
          <table:table-cell table:number-columns-repeated="3"/>
          <table:table-cell table:style-name="ce23" table:number-columns-repeated="3"/>
        </table:table-row>
        <table:table-row table:style-name="ro1">
          <table:table-cell office:value-type="string">
            <text:p>ARRAYSTORE_CHEC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Lemmas</text:p>
          </table:table-cell>
          <table:table-cell office:value-type="string">
            <text:p>Simplify</text:p>
          </table:table-cell>
          <table:table-cell office:value-type="string">
            <text:p>%</text:p>
          </table:table-cell>
          <table:table-cell table:number-columns-repeated="3"/>
          <table:table-cell table:style-name="ce23" table:number-columns-repeated="3"/>
        </table:table-row>
        <table:table-row table:style-name="ro1">
          <table:table-cell office:value-type="string">
            <text:p>CAS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4">
            <text:p>304</text:p>
          </table:table-cell>
          <table:table-cell office:value-type="float" office:value="227">
            <text:p>227</text:p>
          </table:table-cell>
          <table:table-cell table:style-name="ce16" table:formula="oooc:=[.F9]/[.E9]" office:value-type="percentage" office:value="0.74671052631579">
            <text:p>74,67%</text:p>
          </table:table-cell>
          <table:table-cell table:number-columns-repeated="6"/>
        </table:table-row>
        <table:table-row table:style-name="ro1">
          <table:table-cell office:value-type="string">
            <text:p>ABSTRACT_METHOD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q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ooc:=[.E9]-[.F9]" office:value-type="float" office:value="77">
            <text:p>77</text:p>
          </table:table-cell>
          <table:table-cell table:style-name="ce16" table:formula="oooc:=[.F11]/[.E9]" office:value-type="percentage" office:value="0.25328947368421">
            <text:p>25,33%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Scheduler Benchmark</text:p>
          </table:table-cell>
          <table:table-cell table:style-name="ce4" office:value-type="string" table:number-columns-spanned="3" table:number-rows-spanned="1">
            <text:p>Exception sites</text:p>
          </table:table-cell>
          <table:covered-table-cell table:style-name="ce9"/>
          <table:covered-table-cell table:style-name="ce11"/>
          <table:table-cell table:style-name="ce4" office:value-type="string" table:number-columns-spanned="3" table:number-rows-spanned="1">
            <text:p>Memory footprint</text:p>
          </table:table-cell>
          <table:covered-table-cell table:style-name="ce15"/>
          <table:covered-table-cell table:style-name="ce17"/>
          <table:table-cell table:number-columns-repeated="6"/>
        </table:table-row>
        <table:table-row table:style-name="ro1">
          <table:table-cell table:style-name="ce2" office:value-type="string">
            <text:p>Method</text:p>
          </table:table-cell>
          <table:table-cell table:style-name="ce5" office:value-type="string">
            <text:p>AOT</text:p>
          </table:table-cell>
          <table:table-cell table:style-name="ce10" office:value-type="string">
            <text:p>JCVM</text:p>
          </table:table-cell>
          <table:table-cell table:style-name="ce12" office:value-type="string">
            <text:p>P.AOT</text:p>
          </table:table-cell>
          <table:table-cell table:style-name="ce5" office:value-type="string">
            <text:p>Bytecode</text:p>
          </table:table-cell>
          <table:table-cell table:style-name="ce10" office:value-type="string">
            <text:p>Non-optimized</text:p>
          </table:table-cell>
          <table:table-cell table:style-name="ce12" office:value-type="string">
            <text:p>Optimized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otal</text:p>
          </table:table-cell>
          <table:table-cell table:style-name="ce7" office:value-type="float" office:value="215">
            <text:p>215</text:p>
          </table:table-cell>
          <table:table-cell table:style-name="ce7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5" office:value-type="float" office:value="2208">
            <text:p>2208</text:p>
          </table:table-cell>
          <table:table-cell table:style-name="ce7" office:value-type="float" office:value="5416">
            <text:p>5416</text:p>
          </table:table-cell>
          <table:table-cell table:style-name="ce13" office:value-type="float" office:value="2504">
            <text:p>2504</text:p>
          </table:table-cell>
          <table:table-cell table:style-name="ce16" table:formula="oooc:=[.F15]/[.E15]" office:value-type="percentage" office:value="2.45289855072464">
            <text:p>245,29%</text:p>
          </table:table-cell>
          <table:table-cell table:style-name="ce16" table:formula="oooc:=[.G15]/[.E15]" office:value-type="percentage" office:value="1.13405797101449">
            <text:p>113,41%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M_ELEMENTS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string">
            <text:p>REF_ELEMENTS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Code size</text:p>
          </table:table-cell>
          <table:table-cell office:value-type="string">
            <text:p>JML size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ARRAYSTORE_CHECK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2539">
            <text:p>12539</text:p>
          </table:table-cell>
          <table:table-cell office:value-type="float" office:value="3399">
            <text:p>3399</text:p>
          </table:table-cell>
          <table:table-cell table:style-name="ce16" table:formula="oooc:=[.F19]/[.E19]" office:value-type="percentage" office:value="0.271074248345163">
            <text:p>27,11%</text:p>
          </table:table-cell>
          <table:table-cell table:number-columns-repeated="6"/>
        </table:table-row>
        <table:table-row table:style-name="ro1">
          <table:table-cell office:value-type="string">
            <text:p>CAS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Lemmas</text:p>
          </table:table-cell>
          <table:table-cell office:value-type="string">
            <text:p>Simplify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ABSTRACT_METHO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float" office:value="226">
            <text:p>226</text:p>
          </table:table-cell>
          <table:table-cell table:style-name="ce16" table:formula="oooc:=[.F21]/[.E21]" office:value-type="percentage" office:value="0.821818181818182">
            <text:p>82,18%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Coq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ooc:=[.E21]-[.F21]" office:value-type="float" office:value="49">
            <text:p>49</text:p>
          </table:table-cell>
          <table:table-cell table:style-name="ce16" table:formula="oooc:=[.F23]/[.E21]" office:value-type="percentage" office:value="0.178181818181818">
            <text:p>17,82%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Banking Benchmark</text:p>
          </table:table-cell>
          <table:table-cell table:style-name="ce4" office:value-type="string" table:number-columns-spanned="3" table:number-rows-spanned="1">
            <text:p>Exception sites</text:p>
          </table:table-cell>
          <table:covered-table-cell table:style-name="ce9"/>
          <table:covered-table-cell table:style-name="ce11"/>
          <table:table-cell table:style-name="ce4" office:value-type="string" table:number-columns-spanned="3" table:number-rows-spanned="1">
            <text:p>Memory footprint</text:p>
          </table:table-cell>
          <table:covered-table-cell table:style-name="ce14"/>
          <table:covered-table-cell table:style-name="ce15"/>
          <table:table-cell table:number-columns-repeated="6"/>
        </table:table-row>
        <table:table-row table:style-name="ro1">
          <table:table-cell table:style-name="ce2" office:value-type="string">
            <text:p>Method</text:p>
          </table:table-cell>
          <table:table-cell table:style-name="ce5" office:value-type="string">
            <text:p>AOT</text:p>
          </table:table-cell>
          <table:table-cell table:style-name="ce10" office:value-type="string">
            <text:p>JCVM</text:p>
          </table:table-cell>
          <table:table-cell table:style-name="ce12" office:value-type="string">
            <text:p>P.AOT</text:p>
          </table:table-cell>
          <table:table-cell table:style-name="ce5" office:value-type="string">
            <text:p>Bytecode</text:p>
          </table:table-cell>
          <table:table-cell table:style-name="ce10" office:value-type="string">
            <text:p>Non-optimized</text:p>
          </table:table-cell>
          <table:table-cell table:style-name="ce12" office:value-type="string">
            <text:p>Optimized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otal</text:p>
          </table:table-cell>
          <table:table-cell table:style-name="ce6" office:value-type="float" office:value="170">
            <text:p>170</text:p>
          </table:table-cell>
          <table:table-cell table:style-name="ce7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6" office:value-type="float" office:value="2320">
            <text:p>2320</text:p>
          </table:table-cell>
          <table:table-cell table:style-name="ce7" office:value-type="float" office:value="5634">
            <text:p>5634</text:p>
          </table:table-cell>
          <table:table-cell table:style-name="ce13" office:value-type="float" office:value="3582">
            <text:p>3582</text:p>
          </table:table-cell>
          <table:table-cell table:style-name="ce16" table:formula="oooc:=[.F27]/[.E27]" office:value-type="percentage" office:value="2.42844827586207">
            <text:p>242,84%</text:p>
          </table:table-cell>
          <table:table-cell table:style-name="ce16" table:formula="oooc:=[.G27]/[.E27]" office:value-type="percentage" office:value="1.54396551724138">
            <text:p>154,40%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M_ELEMENTS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REF_ELEMENT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Code size</text:p>
          </table:table-cell>
          <table:table-cell office:value-type="string">
            <text:p>JML size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ARRAYSTORE_CHECK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845">
            <text:p>11845</text:p>
          </table:table-cell>
          <table:table-cell office:value-type="float" office:value="15775">
            <text:p>15775</text:p>
          </table:table-cell>
          <table:table-cell table:style-name="ce16" table:formula="oooc:=[.F31]/[.E31]" office:value-type="percentage" office:value="1.33178556352892">
            <text:p>133,18%</text:p>
          </table:table-cell>
          <table:table-cell table:number-columns-repeated="6"/>
        </table:table-row>
        <table:table-row table:style-name="ro1">
          <table:table-cell office:value-type="string">
            <text:p>CAST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emmas</text:p>
          </table:table-cell>
          <table:table-cell office:value-type="string">
            <text:p>Simplify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ABSTRACT_METHOD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[.F33]+[.F35]" office:value-type="float" office:value="538">
            <text:p>538</text:p>
          </table:table-cell>
          <table:table-cell office:value-type="float" office:value="379">
            <text:p>379</text:p>
          </table:table-cell>
          <table:table-cell table:style-name="ce16" table:formula="oooc:=[.F33]/[.E33]" office:value-type="percentage" office:value="0.704460966542751">
            <text:p>70,45%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Coq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9">
            <text:p>159</text:p>
          </table:table-cell>
          <table:table-cell table:style-name="ce16" table:formula="oooc:=[.F35]/[.E33]" office:value-type="percentage" office:value="0.295539033457249">
            <text:p>29,55%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TCPIP Benchmark</text:p>
          </table:table-cell>
          <table:table-cell table:style-name="ce4" office:value-type="string" table:number-columns-spanned="3" table:number-rows-spanned="1">
            <text:p>Exception sites</text:p>
          </table:table-cell>
          <table:covered-table-cell table:style-name="ce9"/>
          <table:covered-table-cell table:style-name="ce11"/>
          <table:table-cell table:style-name="ce4" office:value-type="string" table:number-columns-spanned="3" table:number-rows-spanned="1">
            <text:p>Memory footprint</text:p>
          </table:table-cell>
          <table:covered-table-cell table:style-name="ce14"/>
          <table:covered-table-cell table:style-name="ce15"/>
          <table:table-cell table:number-columns-repeated="6"/>
        </table:table-row>
        <table:table-row table:style-name="ro1">
          <table:table-cell table:style-name="ce2" office:value-type="string">
            <text:p>Method</text:p>
          </table:table-cell>
          <table:table-cell table:style-name="ce5" office:value-type="string">
            <text:p>AOT</text:p>
          </table:table-cell>
          <table:table-cell table:style-name="ce10" office:value-type="string">
            <text:p>JCVM</text:p>
          </table:table-cell>
          <table:table-cell table:style-name="ce12" office:value-type="string">
            <text:p>P.AOT</text:p>
          </table:table-cell>
          <table:table-cell table:style-name="ce5" office:value-type="string">
            <text:p>Bytecode</text:p>
          </table:table-cell>
          <table:table-cell table:style-name="ce10" office:value-type="string">
            <text:p>Non-optimized</text:p>
          </table:table-cell>
          <table:table-cell table:style-name="ce12" office:value-type="string">
            <text:p>Optimized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otal</text:p>
          </table:table-cell>
          <table:table-cell table:style-name="ce8" office:value-type="float" office:value="1893">
            <text:p>1893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497">
            <text:p>15497</text:p>
          </table:table-cell>
          <table:table-cell table:style-name="ce8" office:value-type="float" office:value="41540">
            <text:p>41540</text:p>
          </table:table-cell>
          <table:table-cell table:style-name="ce8" office:value-type="float" office:value="18062">
            <text:p>18062</text:p>
          </table:table-cell>
          <table:table-cell table:style-name="ce16" table:formula="oooc:=[.F39]/[.E39]" office:value-type="percentage" office:value="2.68051881009228">
            <text:p>268,05%</text:p>
          </table:table-cell>
          <table:table-cell table:style-name="ce16" table:formula="oooc:=[.G39]/[.E39]" office:value-type="percentage" office:value="1.16551590630445">
            <text:p>116,55%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M_ELEMENTS</text:p>
          </table:table-cell>
          <table:table-cell office:value-type="float" office:value="203">
            <text:p>203</text:p>
          </table:table-cell>
          <table:table-cell table:number-columns-repeated="2"/>
          <table:table-cell office:value-type="string">
            <text:p>Code size</text:p>
          </table:table-cell>
          <table:table-cell office:value-type="string">
            <text:p>JML size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REF_ELEMENTS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83017">
            <text:p>83017</text:p>
          </table:table-cell>
          <table:table-cell office:value-type="float" office:value="15379">
            <text:p>15379</text:p>
          </table:table-cell>
          <table:table-cell table:style-name="ce16" table:formula="oooc:=[.F42]/[.E42]" office:value-type="percentage" office:value="0.185251213606852">
            <text:p>18,53%</text:p>
          </table:table-cell>
          <table:table-cell table:number-columns-repeated="6"/>
        </table:table-row>
        <table:table-row table:style-name="ro1">
          <table:table-cell office:value-type="string">
            <text:p>ARRAYSTORE_CHECK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Lemmas</text:p>
          </table:table-cell>
          <table:table-cell office:value-type="string">
            <text:p>Simplify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CAS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24">
            <text:p>4424</text:p>
          </table:table-cell>
          <table:table-cell office:value-type="float" office:value="2233">
            <text:p>2233</text:p>
          </table:table-cell>
          <table:table-cell table:style-name="ce16" table:formula="oooc:=[.F44]/[.E44]" office:value-type="percentage" office:value="0.504746835443038">
            <text:p>50,47%</text:p>
          </table:table-cell>
          <table:table-cell table:number-columns-repeated="6"/>
        </table:table-row>
        <table:table-row table:style-name="ro1">
          <table:table-cell office:value-type="string">
            <text:p>ABSTRACT_METHOD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q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ooc:=[.E44]-[.F44]" office:value-type="float" office:value="2191">
            <text:p>2191</text:p>
          </table:table-cell>
          <table:table-cell table:style-name="ce16" table:formula="oooc:=[.F46]/[.E44]" office:value-type="percentage" office:value="0.495253164556962">
            <text:p>49,53%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16">16/10/2005</text:date>, <text:time>17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0-04T12:23:13</meta:creation-date>
    <dc:date>2005-10-16T17:53:03</dc:date>
    <dc:language>fr-FR</dc:language>
    <meta:editing-cycles>46</meta:editing-cycles>
    <meta:editing-duration>P2DT12H1M37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